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stem-ui" svg:font-family="system-ui, apple-system, 'Segoe UI', Roboto, Ubuntu, Cantarell, 'Noto Sans', sans-serif, Arial"/>
  </office:font-face-decls>
  <office:automatic-styles>
    <style:style style:name="P1" style:family="paragraph" style:parent-style-name="Text_20_body">
      <style:paragraph-properties fo:line-height="150%"/>
      <style:text-properties officeooo:paragraph-rsid="0046b883"/>
    </style:style>
    <style:style style:name="P2" style:family="paragraph" style:parent-style-name="Text_20_body">
      <style:paragraph-properties fo:line-height="150%"/>
    </style:style>
    <style:style style:name="P3" style:family="paragraph" style:parent-style-name="Text_20_body" style:list-style-name="L1">
      <style:paragraph-properties fo:line-height="150%"/>
    </style:style>
    <style:style style:name="P4" style:family="paragraph" style:parent-style-name="Text_20_body" style:list-style-name="L2">
      <style:paragraph-properties fo:line-height="150%"/>
    </style:style>
    <style:style style:name="P5" style:family="paragraph" style:parent-style-name="Text_20_body">
      <style:paragraph-properties fo:line-height="150%"/>
      <style:text-properties fo:font-size="14pt" fo:font-weight="normal" officeooo:paragraph-rsid="0046b883" style:font-size-asian="14pt" style:font-weight-asian="normal" style:font-size-complex="14pt" style:font-weight-complex="normal"/>
    </style:style>
    <style:style style:name="P6" style:family="paragraph" style:parent-style-name="Text_20_body">
      <style:paragraph-properties fo:line-height="150%" fo:break-before="page"/>
      <style:text-properties officeooo:paragraph-rsid="004ccc36"/>
    </style:style>
    <style:style style:name="P7" style:family="paragraph" style:parent-style-name="Text_20_body" style:master-page-name="">
      <loext:graphic-properties draw:fill="none"/>
      <style:paragraph-properties fo:margin-left="2cm" fo:margin-right="0cm" fo:margin-top="0cm" fo:margin-bottom="0.247cm" style:contextual-spacing="false" fo:line-height="150%" fo:text-indent="-1cm" style:auto-text-indent="false" style:page-number="auto" fo:background-color="transparent"/>
      <style:text-properties fo:font-variant="normal" fo:text-transform="none" fo:color="#000000" loext:opacity="100%" style:font-name="Liberation Serif" fo:font-size="12pt" fo:letter-spacing="normal" fo:font-style="normal" fo:font-weight="bold" officeooo:paragraph-rsid="004ccc36" style:font-weight-asian="bold" style:font-weight-complex="bold"/>
    </style:style>
    <style:style style:name="P8" style:family="paragraph" style:parent-style-name="Text_20_body">
      <loext:graphic-properties draw:fill="none"/>
      <style:paragraph-properties fo:margin-left="2cm" fo:margin-right="0cm" fo:margin-top="0cm" fo:margin-bottom="0.247cm" style:contextual-spacing="false" fo:line-height="150%" fo:text-indent="-1cm" style:auto-text-indent="false" fo:background-color="transparent"/>
      <style:text-properties fo:font-variant="normal" fo:text-transform="none" fo:color="#000000" loext:opacity="100%" style:font-name="Liberation Serif" fo:font-size="12pt" fo:letter-spacing="normal" fo:font-style="normal" fo:font-weight="bold" officeooo:paragraph-rsid="004ccc36" style:font-weight-asian="bold" style:font-weight-complex="bold"/>
    </style:style>
    <style:style style:name="P9" style:family="paragraph" style:parent-style-name="Text_20_body">
      <style:text-properties officeooo:paragraph-rsid="004ebf0f"/>
    </style:style>
    <style:style style:name="P10" style:family="paragraph" style:parent-style-name="Text_20_body">
      <style:text-properties officeooo:paragraph-rsid="004fec3c"/>
    </style:style>
    <style:style style:name="P11" style:family="paragraph" style:parent-style-name="Text_20_body">
      <style:text-properties officeooo:rsid="004ebf0f" officeooo:paragraph-rsid="004ebf0f"/>
    </style:style>
    <style:style style:name="P12" style:family="paragraph" style:parent-style-name="Text_20_body">
      <loext:graphic-properties draw:fill-hatch-name="hatch"/>
      <style:paragraph-properties fo:margin-top="0.101cm" fo:margin-bottom="0.499cm" style:contextual-spacing="false" fo:line-height="115%"/>
      <style:text-properties officeooo:paragraph-rsid="0042820b"/>
    </style:style>
    <style:style style:name="T1" style:family="text">
      <style:text-properties officeooo:rsid="004ccc36"/>
    </style:style>
    <style:style style:name="T2" style:family="text">
      <style:text-properties officeooo:rsid="004ebf0f"/>
    </style:style>
    <style:style style:name="T3" style:family="text">
      <style:text-properties fo:font-variant="small-caps"/>
    </style:style>
    <style:style style:name="T4" style:family="text">
      <style:text-properties officeooo:rsid="004fec3c"/>
    </style:style>
    <style:style style:name="T5" style:family="text">
      <style:text-properties fo:font-size="14pt" officeooo:rsid="0042820b" style:font-size-asian="14pt" style:font-size-complex="14pt"/>
    </style:style>
    <style:style style:name="T6" style:family="text">
      <style:text-properties fo:font-size="14pt" officeooo:rsid="00495328" style:font-size-asian="14pt" style:font-size-complex="14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Call to Worship</text:span> (Ps 117:1-2) / <text:span text:style-name="Strong_20_Emphasis">Opening prayer</text:span> (John A)</text:p>
      <text:p text:style-name="P2"><text:span text:style-name="Strong_20_Emphasis">Praise</text:span>: <text:span text:style-name="Emphasis">Reformation Song</text:span></text:p>
      <text:p text:style-name="P2"><text:span text:style-name="Strong_20_Emphasis">Bible Reading</text:span>: John 1:1-5 (Seng <text:span text:style-name="T1">T</text:span>)</text:p>
      <text:p text:style-name="P2"><text:span text:style-name="Strong_20_Emphasis">Announcements</text:span> (J<text:span text:style-name="T1">ohn </text:span>A, Mook L)</text:p>
      <text:list text:style-name="L1">
        <text:list-item>
          <text:p text:style-name="P3">No Evening Prayer Service Tonight (starting next month)</text:p>
        </text:list-item>
        <text:list-item>
          <text:p text:style-name="P3">Congregational Meeting (2 February - check your names)</text:p>
        </text:list-item>
        <text:list-item>
          <text:p text:style-name="P3">ML - Church Camp (17-19 October)</text:p>
        </text:list-item>
        <text:list-item>
          <text:p text:style-name="P3">ML - Community Groups (different setup)</text:p>
        </text:list-item>
        <text:list-item>
          <text:p text:style-name="P3">ML - Lunch on 9 February</text:p>
        </text:list-item>
      </text:list>
      <text:p text:style-name="P2"><text:span text:style-name="Strong_20_Emphasis">Blue Moose Review</text:span> (Jack W, Stephen A)</text:p>
      <text:p text:style-name="P2"><text:span text:style-name="Strong_20_Emphasis">Sunday School</text:span> (ML)</text:p>
      <text:p text:style-name="P2"><text:span text:style-name="Strong_20_Emphasis">Praise</text:span>: <text:span text:style-name="Emphasis">Ancient of Days</text:span></text:p>
      <text:p text:style-name="P2"><text:span text:style-name="Strong_20_Emphasis">Prayer for the church and the world</text:span>  (ML)</text:p>
      <text:p text:style-name="P2"><text:span text:style-name="Strong_20_Emphasis">Bible reading</text:span>: Hebrews 1:1-4 (JA)</text:p>
      <text:p text:style-name="P2"><text:span text:style-name="Strong_20_Emphasis">Video for PresA</text:span><text:span text:style-name="Strong_20_Emphasis"><text:span text:style-name="T2">ID</text:span></text:span></text:p>
      <text:p text:style-name="P2"><text:span text:style-name="Strong_20_Emphasis">Praise</text:span>: <text:span text:style-name="Emphasis">Turn Your Eyes</text:span></text:p>
      <text:p text:style-name="P2"><text:span text:style-name="Strong_20_Emphasis">Sermon</text:span>: “INTRODUCTION TO HEBREWS: RUNNING THE RACE WITH ENDURANCE” (ML)</text:p>
      <text:p text:style-name="P2"><text:span text:style-name="Strong_20_Emphasis">Praise</text:span>: <text:span text:style-name="Emphasis">He Leadeth Me</text:span></text:p>
      <text:p text:style-name="P2"><text:span text:style-name="Strong_20_Emphasis">Benediction</text:span> (ML)</text:p>
      <text:p text:style-name="P2"><text:span text:style-name="Strong_20_Emphasis">Sermon Outline</text:span></text:p>
      <text:p text:style-name="P2">“RUNNING THE RACE WITH ENDURANCE”   (Hebrews 1:1-4)</text:p>
      <text:p text:style-name="P2">Introduction</text:p>
      <text:list text:style-name="L2">
        <text:list-item>
          <text:p text:style-name="P4">The purpose of the letter</text:p>
        </text:list-item>
        <text:list-item>
          <text:p text:style-name="P4">How God speaks today</text:p>
        </text:list-item>
        <text:list-item>
          <text:p text:style-name="P4">Follow who is trustworthy</text:p>
        </text:list-item>
      </text:list>
      <text:p text:style-name="P2">Conclusion</text:p>
      <text:p text:style-name="P5"/>
      <text:p text:style-name="P6"><text:span text:style-name="Strong_20_Emphasis">Call to Worship</text:span> (Ps 117:1-2<text:span text:style-name="T1">)</text:span></text:p>
      <text:p text:style-name="P7"><text:span text:style-name="T1">[1] </text:span>Praise the <text:span text:style-name="T3">Lord</text:span>, all nations! Extol him, all peoples!</text:p>
      <text:p text:style-name="P8"><text:bookmark text:name="en-ESVUK-15870"/><text:span text:style-name="T1">[</text:span>2<text:span text:style-name="T1">]</text:span> For great is his steadfast love towards us, and the faithfulness of the <text:span text:style-name="T3">Lord</text:span> endures for ever. </text:p>
      <text:p text:style-name="P8">Praise the <text:span text:style-name="T3">Lord</text:span>!</text:p>
      <text:p text:style-name="P9">Father God, we have gathered today to worship and praise You! We are so thankful that You are the God of all peoples, not only of the ancient nation of Israel.</text:p>
      <text:p text:style-name="P10">You have <text:span text:style-name="T2">demonstrated Your</text:span> great mercy and grace <text:span text:style-name="T2">by</text:span> <text:span text:style-name="T2">redeeming people from every nation. </text:span></text:p>
      <text:p text:style-name="P10"><text:span text:style-name="T4">Today, Australia Day,</text:span><text:span text:style-name="T2"> we have gathered from our very different backgrounds, </text:span><text:span text:style-name="T4">for</text:span><text:span text:style-name="T2"> You have drawn us into close fellowship with one another, so that we can join our voices together to proclaim Your faithfulness and Your steadfast love.</text:span></text:p>
      <text:p text:style-name="P11">We ask for Your leading in all we do here today, so that Jesus Name may be magnified, and that all Glory be given to You!</text:p>
      <text:p text:style-name="P11">AMEN!</text:p>
      <text:p text:style-name="P12"><text:span text:style-name="T5">[</text:span><text:span text:style-name="T6">Reformation Song</text:span><text:span text:style-name="T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stem-ui" svg:font-family="system-ui, apple-system, 'Segoe UI', Roboto, Ubuntu, Cantarell, 'Noto Sans', sans-serif, Aria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4bfb43"/>
    </style:style>
    <style:style style:name="MT2" style:family="text">
      <style:text-properties officeooo:rsid="00495328"/>
    </style:style>
    <style:style style:name="MT3" style:family="text">
      <style:text-properties officeooo:rsid="004b0446"/>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26</text:span><text:span text:style-name="MT2">th</text:span> <text:span text:style-name="MT3">January 2025</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5-01-25T19:17:56.524820868</dc:date>
    <meta:editing-duration>PT5H39M41S</meta:editing-duration>
    <meta:editing-cycles>43</meta:editing-cycles>
    <meta:generator>LibreOffice/24.8.3.2$Linux_X86_64 LibreOffice_project/e14c9fdd1f585efcbb2c5363087a99d20928d522</meta:generator>
    <meta:print-date>2025-01-25T19:15:14.917853382</meta:print-date>
    <meta:printed-by>PDF files</meta:printed-by>
    <meta:document-statistic meta:table-count="0" meta:image-count="0" meta:object-count="0" meta:page-count="2" meta:paragraph-count="37" meta:word-count="294" meta:character-count="1670" meta:non-whitespace-character-count="1416"/>
  </office:meta>
</office:document-meta>
</file>